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YPESCRIPT</text:p>
          </table:table-cell>
          <table:table-cell/>
        </table:table-row>
        <table:table-row table:style-name="ro2">
          <table:table-cell table:style-name="ce2" office:value-type="string" calcext:value-type="string">
            <text:p>GETTING STARTED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course 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at is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y typescript and how to use i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stalling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ing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tting up the course workspac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king question e course materials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USING TYPES FOR A BETTER CODE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ype basic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umbers &amp; boolea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signing types explicit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ays and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upl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num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“any” typ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ing types in functions (arguments &amp; return values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nctions as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oject and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xample putting it all togheter in a complex objec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reating custom types with type alias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llowing multiple types with union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hecking for types during runtim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never type (added with typescript 2.0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ullable types (added with typescript 2.0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 c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solu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UNDERSTANDING THE TYPESCRIPT COMPILER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ow code gets compiled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hanging the compiler behavior on erro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bugging your typescript code using source map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voiding implicit an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re compiler op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mpiler improvements with typescript 2.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source: compiler documenta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TYPESCRIPT AND ES6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s6 and typescript compatibilit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et and cons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lock scop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ow func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ow functions – varia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nctions and default paramete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spread operato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rest operato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structuring array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structuring object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mplate literal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other es6 featur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solu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USING CLASSES TO CREATE OBJECTS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reating classes and class properti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lass methods and access modifie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heritanc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heritance and constructo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heritance wrap up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Getters &amp; sette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tatic properties and method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bstract classes 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rivate constructors &amp; singletons(typescript 2.0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adonly properties added in typescript 2.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solu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NAMESPACES AND MODULES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/>
        </table:table-row>
        <table:table-row table:style-name="ro2">
          <table:table-cell office:value-type="string" calcext:value-type="string">
            <text:p>an introduction to namespaces</text:p>
          </table:table-cell>
          <table:table-cell/>
        </table:table-row>
        <table:table-row table:style-name="ro2">
          <table:table-cell office:value-type="string" calcext:value-type="string">
            <text:p>namespaces and multiple files</text:p>
          </table:table-cell>
          <table:table-cell/>
        </table:table-row>
        <table:table-row table:style-name="ro2">
          <table:table-cell office:value-type="string" calcext:value-type="string">
            <text:p>namespace imports</text:p>
          </table:table-cell>
          <table:table-cell/>
        </table:table-row>
        <table:table-row table:style-name="ro2">
          <table:table-cell office:value-type="string" calcext:value-type="string">
            <text:p>more on namespaces</text:p>
          </table:table-cell>
          <table:table-cell/>
        </table:table-row>
        <table:table-row table:style-name="ro2">
          <table:table-cell office:value-type="string" calcext:value-type="string">
            <text:p>limitations of namespaces</text:p>
          </table:table-cell>
          <table:table-cell/>
        </table:table-row>
        <table:table-row table:style-name="ro2">
          <table:table-cell office:value-type="string" calcext:value-type="string">
            <text:p>modules</text:p>
          </table:table-cell>
          <table:table-cell/>
        </table:table-row>
        <table:table-row table:style-name="ro2">
          <table:table-cell office:value-type="string" calcext:value-type="string">
            <text:p>loading modules</text:p>
          </table:table-cell>
          <table:table-cell/>
        </table:table-row>
        <table:table-row table:style-name="ro2">
          <table:table-cell office:value-type="string" calcext:value-type="string">
            <text:p>importing and exporting modules</text:p>
          </table:table-cell>
          <table:table-cell/>
        </table:table-row>
        <table:table-row table:style-name="ro2">
          <table:table-cell office:value-type="string" calcext:value-type="string">
            <text:p>module resolution</text:p>
          </table:table-cell>
          <table:table-cell/>
        </table:table-row>
        <table:table-row table:style-name="ro2">
          <table:table-cell office:value-type="string" calcext:value-type="string">
            <text:p>namespaces vs modules – wrap up</text:p>
          </table:table-cell>
          <table:table-cell/>
        </table:table-row>
        <table:table-row table:style-name="ro2">
          <table:table-cell office:value-type="string" calcext:value-type="string">
            <text:p>module summa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09:58:09.8229665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9:46:04.648793217</meta:creation-date>
    <dc:date>2018-01-25T15:01:58.073824751</dc:date>
    <meta:editing-duration>PT20H8M24S</meta:editing-duration>
    <meta:editing-cycles>29</meta:editing-cycles>
    <meta:generator>LibreOffice/5.1.6.2$Linux_X86_64 LibreOffice_project/10m0$Build-2</meta:generator>
    <meta:document-statistic meta:table-count="1" meta:cell-count="154" meta:object-count="0"/>
  </office:meta>
</office:document-meta>
</file>